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3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10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13" style:family="paragraph" style:parent-style-name="Heading_20_1">
      <style:paragraph-properties fo:margin-top="0.25cm" fo:margin-bottom="0cm" fo:line-height="100%" fo:text-align="center" style:justify-single-word="false"/>
      <style:text-properties fo:language="fr" fo:country="FR" fo:font-style="normal" style:font-style-asian="normal" style:font-style-complex="normal"/>
    </style:style>
    <style:style style:name="P14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 style:list-style-name="L3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 style:list-style-name="L3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8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9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20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22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L4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10" style:family="text">
      <style:text-properties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Cas d'utilisation : Visualisation</text:h>
      <text:p text:style-name="P2">//auteur Ulysse</text:p>
      <text:h text:style-name="P12" text:outline-level="2">Modifier des données d'une prévision</text:h>
      <text:p text:style-name="P1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3"/>
      <text:p text:style-name="P4"><text:span text:style-name="T7">Préconditions </text:span><text:span text:style-name="T4">: Le logiciel est déjà lancé et une prévision a été chargée.</text:span></text:p>
      <text:p text:style-name="P6"/>
      <text:p text:style-name="P4"><text:span text:style-name="T7">Garanties minimales</text:span><text:span text:style-name="T9"> </text:span><text:span text:style-name="T4">: Les modifications restent inchangées.</text:span></text:p>
      <text:p text:style-name="P6"/>
      <text:p text:style-name="P4"><text:span text:style-name="T7">Garanties en cas de succès</text:span><text:span text:style-name="T9"> </text:span><text:span text:style-name="T4">: Les information modifiées par l'utilisateur sont enregistrées par le système, et modifié à l'affichage.</text:span></text:p>
      <text:p text:style-name="P6"><text:s/></text:p>
      <text:p text:style-name="P5"><text:span text:style-name="T7">Niveau de risque</text:span><text:span text:style-name="T9"> </text:span><text:span text:style-name="T8">:</text:span><text:span text:style-name="T6"> </text:span><text:span text:style-name="T4">Faible</text:span></text:p>
      <text:p text:style-name="P5"><text:span text:style-name="T5">Importance :</text:span><text:span text:style-name="T4"> Moyenne</text:span></text:p>
      <text:p text:style-name="P7"/>
      <text:p text:style-name="P5"><text:span text:style-name="T7">Scénario 1 </text:span><text:span text:style-name="T8">:</text:span><text:span text:style-name="T6"> </text:span></text:p>
      <text:list xml:id="list3083086245623359315" text:style-name="L1">
        <text:list-item>
          <text:p text:style-name="P14">L'utilisateur sélectionne une zone sur la carte.</text:p>
        </text:list-item>
        <text:list-item>
          <text:p text:style-name="P14">L'utilisateur saisie un pourcentage.</text:p>
        </text:list-item>
        <text:list-item>
          <text:p text:style-name="P14">Le système vérifie la valeur saisie par l'utilisateur.</text:p>
        </text:list-item>
        <text:list-item>
          <text:p text:style-name="P14">Le système modifie la valeur de la force de toutes les barbules présentes dans la zone en appliquant <text:s/>sur chacune de ces valeurs le pourcentage saisie précédemment.</text:p>
        </text:list-item>
        <text:list-item>
          <text:p text:style-name="P14">Les barbules sont modifiées sur l'écran.</text:p>
        </text:list-item>
      </text:list>
      <text:p text:style-name="P10"/>
      <text:p text:style-name="P5"><text:span text:style-name="T7">Scénario 2 </text:span><text:span text:style-name="T8">:</text:span><text:span text:style-name="T6"> </text:span></text:p>
      <text:list xml:id="list5902636193304744333" text:style-name="L2">
        <text:list-item>
          <text:p text:style-name="P15">L'utilisateur sélectionne une zone sur la carte.</text:p>
        </text:list-item>
        <text:list-item>
          <text:p text:style-name="P15">L'utilisateur saisie une direction ainsi qu'une force.</text:p>
        </text:list-item>
        <text:list-item>
          <text:p text:style-name="P15">Le système vérifie les valeurs saisies par l'utilisateur.</text:p>
        </text:list-item>
        <text:list-item>
          <text:p text:style-name="P15">Le système remplace la valeur de la force ainsi que la direction de toutes les barbules présentes dans la zone par les informations saisie précédemment par l'utilisateur. <text:s/></text:p>
        </text:list-item>
        <text:list-item>
          <text:p text:style-name="P15">Les barbules sont modifiées sur l'écran.</text:p>
          <text:p text:style-name="P18"/>
        </text:list-item>
      </text:list>
      <text:p text:style-name="P5"><text:span text:style-name="T7">Scénario 3 </text:span><text:span text:style-name="T8">:</text:span><text:span text:style-name="T6"> </text:span></text:p>
      <text:list xml:id="list6559772229796198221" text:style-name="L3">
        <text:list-item>
          <text:p text:style-name="P20">L'utilisateur sélectionne une zone sur la carte.</text:p>
        </text:list-item>
        <text:list-item>
          <text:p text:style-name="P21"><text:span text:style-name="T4">L'utilisateur</text:span><text:span text:style-name="T6"> saisi deux valeurs :</text:span></text:p>
          <text:list>
            <text:list-item>
              <text:p text:style-name="P19">une valeur représentant la valeur moyenne de la force du vent.</text:p>
            </text:list-item>
            <text:list-item>
              <text:p text:style-name="P19"><text:soft-page-break/>Une valeur représentant le coefficient qui sera appliqué à toute les valeurs de la zone.</text:p>
            </text:list-item>
          </text:list>
        </text:list-item>
        <text:list-item>
          <text:p text:style-name="P16">Le système vérifie les valeurs saisies par l'utilisateur.</text:p>
        </text:list-item>
        <text:list-item>
          <text:p text:style-name="P17"><text:span text:style-name="T10">Le système modifie la valeur de la force de toutes les barbules présentes dans la zone en appliquant <text:s/>sur chacune de ces valeurs le contraste spécifié précédemment.</text:span></text:p>
        </text:list-item>
      </text:list>
      <text:p text:style-name="P8"/>
      <text:p text:style-name="P5"><text:span text:style-name="T7">Extensions </text:span><text:span text:style-name="T8">:</text:span></text:p>
      <text:p text:style-name="P9"/>
      <text:p text:style-name="P9"/>
      <text:p text:style-name="P11"><text:tab/>2.a L'utilisateur entre des valeurs incorrectes</text:p>
      <text:list xml:id="list2222115066404936017" text:style-name="L4">
        <text:list-item>
          <text:list>
            <text:list-item>
              <text:p text:style-name="P24">Le système informe l'utilisateur que celui-ci a rentré des valeurs incorrectes.</text:p>
            </text:list-item>
            <text:list-item>
              <text:p text:style-name="P24">Le système n'enregistre pas les modifications.</text:p>
            </text:list-item>
          </text:list>
        </text:list-item>
      </text:list>
      <text:p text:style-name="P25"/>
      <text:p text:style-name="P25"/>
      <text:p text:style-name="P22">Exigence :</text:p>
      <text:p text:style-name="P1"/>
      <text:p text:style-name="P1">[EX <text:s text:c="3"/>truc] L'utilisateur peut effectuer jusqu'à 10 retours en arrière sur les actions qu'il a préalablement modifié.</text:p>
      <text:p text:style-name="P1">[EX 2] <text:s/>L'utilisateur peut revenir aux valeurs de départ, quel que soit le nombre de modification qu'il a effectué.</text:p>
      <text:p text:style-name="P1"/>
      <text:p text:style-name="P1">[EX 1.2] le pourcentage est compris entre 0 et X %</text:p>
      <text:p text:style-name="P1"/>
      <text:p text:style-name="P1">[EX 2.2] la valeur représentant la force du vent est toujours posi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1M5S</meta:editing-duration>
    <meta:editing-cycles>12</meta:editing-cycles>
    <meta:generator>OpenOffice/4.1.1$Win32 OpenOffice.org_project/411m6$Build-9775</meta:generator>
    <dc:date>2016-03-15T14:31:07.24</dc:date>
    <meta:document-statistic meta:table-count="0" meta:image-count="0" meta:object-count="0" meta:page-count="2" meta:paragraph-count="38" meta:word-count="356" meta:character-count="2217"/>
    <meta:user-defined meta:name="Info 1"/>
    <meta:user-defined meta:name="Info 2"/>
    <meta:user-defined meta:name="Info 3"/>
    <meta:user-defined meta:name="Info 4"/>
  </office:meta>
</office:document-meta>
</file>